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" calcext:value-type="float">
            <text:p>0.12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A1]*(1+[.B1]/[.C1])^([.D1]*[.C1])" office:value-type="float" office:value="2254.9492312768" calcext:value-type="float">
            <text:p>2254.94923127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([.G1]*(1+[.H1]/[.I1])^([.J1]*[.I1]))-[.G1])/([.H1]/[.I1])" office:value-type="float" office:value="1268.2503013197" calcext:value-type="float">
            <text:p>1268.250301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Annual income</text:p>
          </table:table-cell>
          <table:covered-table-cell table:number-columns-repeated="4"/>
          <table:table-cell/>
          <table:table-cell table:style-name="ce2" office:value-type="string" calcext:value-type="string" table:number-columns-spanned="5" table:number-rows-spanned="1">
            <text:p>Monthly contributions</text:p>
          </table:table-cell>
          <table:covered-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formula="of:=[.E1]+[.K1]" office:value-type="float" office:value="3523.1995325965" calcext:value-type="float">
            <text:p>3523.1995325965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8:14:31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09-01T20:30:04.282000000</dc:date>
    <meta:editing-duration>PT2H29M22S</meta:editing-duration>
    <meta:editing-cycles>17</meta:editing-cycles>
    <meta:document-statistic meta:table-count="1" meta:cell-count="13" meta:object-count="0"/>
  </office:meta>
</office:document-meta>
</file>